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Noto Sans2" svg:font-family="'Noto Sans'" style:font-family-generic="swiss"/>
    <style:font-face style:name="Droid Sans Mono" svg:font-family="'Droid Sans Mono'" style:font-family-generic="modern" style:font-pitch="fixed"/>
    <style:font-face style:name="Noto Serif" svg:font-family="'Noto Serif'"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Noto Sans1" svg:font-family="'Noto Sans'" style:font-family-generic="system" style:font-pitch="variable"/>
  </office:font-face-decls>
  <office:automatic-styles>
    <style:style style:name="P1" style:family="paragraph" style:parent-style-name="Standard">
      <style:text-properties fo:color="#000000"/>
    </style:style>
    <style:style style:name="P2" style:family="paragraph" style:parent-style-name="Preformatted_20_Text">
      <style:text-properties fo:font-variant="normal" fo:text-transform="none" fo:color="#000000" fo:font-size="9.75pt" fo:letter-spacing="normal" fo:font-style="normal" fo:font-weight="normal"/>
    </style:style>
    <style:style style:name="P3" style:family="paragraph" style:parent-style-name="Preformatted_20_Text">
      <style:paragraph-properties fo:margin-left="0in" fo:margin-right="0in" fo:margin-top="0in" fo:margin-bottom="0in" style:line-height-at-least="0.198in" fo:widows="1" fo:text-indent="0in" style:auto-text-indent="false" fo:padding="0in" fo:border="none"/>
      <style:text-properties fo:font-variant="normal" fo:text-transform="none" fo:color="#000000" fo:font-size="9.75pt" fo:letter-spacing="normal" fo:font-style="normal" fo:font-weight="normal"/>
    </style:style>
    <style:style style:name="P4" style:family="paragraph" style:parent-style-name="Preformatted_20_Text">
      <style:paragraph-properties fo:margin-top="0in" fo:margin-bottom="0in" style:line-height-at-least="0.198in" fo:widows="1" fo:padding="0in" fo:border="none"/>
      <style:text-properties fo:font-variant="normal" fo:text-transform="none" fo:color="#ff6633" fo:font-size="9.75pt" fo:letter-spacing="normal" fo:font-style="normal" fo:font-weight="normal"/>
    </style:style>
    <style:style style:name="P5" style:family="paragraph" style:parent-style-name="Preformatted_20_Text">
      <style:paragraph-properties fo:margin-top="0in" fo:margin-bottom="0in" style:line-height-at-least="0.198in" fo:widows="1" fo:padding="0in" fo:border="none"/>
      <style:text-properties fo:font-variant="normal" fo:text-transform="none" fo:color="#000000" fo:letter-spacing="normal"/>
    </style:style>
    <style:style style:name="P6" style:family="paragraph" style:parent-style-name="Preformatted_20_Text">
      <style:paragraph-properties fo:margin-top="0in" fo:margin-bottom="0in" style:line-height-at-least="0.198in" fo:widows="1" fo:padding="0in" fo:border="none"/>
      <style:text-properties fo:font-variant="normal" fo:text-transform="none" fo:color="#000000" fo:font-size="9.75pt" fo:letter-spacing="normal" fo:font-style="normal" fo:font-weight="normal"/>
    </style:style>
    <style:style style:name="P7" style:family="paragraph" style:parent-style-name="Standard">
      <style:text-properties fo:font-style="italic" style:font-style-asian="italic" style:font-style-complex="italic"/>
    </style:style>
    <style:style style:name="P8" style:family="paragraph" style:parent-style-name="Standard">
      <style:paragraph-properties fo:margin-top="0in" fo:margin-bottom="0in" style:line-height-at-least="0.198in" fo:widows="1" fo:padding="0in" fo:border="none"/>
      <style:text-properties fo:font-variant="normal" fo:text-transform="none" fo:color="#000000" fo:letter-spacing="normal"/>
    </style:style>
    <style:style style:name="P9" style:family="paragraph" style:parent-style-name="Preformatted_20_Text">
      <style:paragraph-properties fo:margin-top="0in" fo:margin-bottom="0in" style:line-height-at-least="0.198in" fo:widows="1" fo:padding="0in" fo:border="none"/>
      <style:text-properties fo:font-variant="normal" fo:text-transform="none" fo:color="#000000" fo:font-size="9.75pt" fo:letter-spacing="normal" fo:font-style="normal" fo:font-weight="normal"/>
    </style:style>
    <style:style style:name="P10" style:family="paragraph" style:parent-style-name="Preformatted_20_Text">
      <style:paragraph-properties fo:margin-top="0in" fo:margin-bottom="0in" style:line-height-at-least="0.198in" fo:widows="1" fo:padding="0in" fo:border="none"/>
      <style:text-properties fo:font-variant="normal" fo:text-transform="none" fo:color="#000000" fo:letter-spacing="normal"/>
    </style:style>
    <style:style style:name="P11" style:family="paragraph" style:parent-style-name="Preformatted_20_Text">
      <style:paragraph-properties fo:margin-top="0in" fo:margin-bottom="0in" style:line-height-at-least="0.198in" fo:widows="1" fo:padding="0in" fo:border="none"/>
      <style:text-properties fo:font-variant="normal" fo:text-transform="none" fo:color="#ff6633" fo:font-size="9.75pt" fo:letter-spacing="normal" fo:font-style="normal" fo:font-weight="normal"/>
    </style:style>
    <style:style style:name="P12" style:family="paragraph" style:parent-style-name="Preformatted_20_Text">
      <style:text-properties fo:font-variant="normal" fo:text-transform="none" fo:color="#000000" fo:font-size="9.75pt" fo:letter-spacing="normal" fo:font-style="normal" fo:font-weight="normal"/>
    </style:style>
    <style:style style:name="P13" style:family="paragraph" style:parent-style-name="Preformatted_20_Text">
      <style:text-properties fo:font-variant="normal" fo:text-transform="none" fo:color="#000000" fo:font-size="9.75pt" fo:letter-spacing="normal" fo:font-style="normal" fo:font-weight="normal" style:font-style-asian="normal" style:font-style-complex="normal"/>
    </style:style>
    <style:style style:name="P14" style:family="paragraph" style:parent-style-name="Preformatted_20_Text">
      <style:text-properties fo:font-variant="normal" fo:text-transform="none" fo:color="#000000" fo:font-size="9.75pt" fo:letter-spacing="normal" fo:font-style="normal" fo:font-weight="normal" style:font-style-asian="italic" style:font-style-complex="italic"/>
    </style:style>
    <style:style style:name="P15" style:family="paragraph" style:parent-style-name="Preformatted_20_Text">
      <style:paragraph-properties fo:margin-left="0in" fo:margin-right="0in" fo:margin-top="0in" fo:margin-bottom="0in" style:line-height-at-least="0.198in" fo:widows="1" fo:text-indent="0in" style:auto-text-indent="false" fo:padding="0in" fo:border="none"/>
      <style:text-properties fo:font-variant="normal" fo:text-transform="none" fo:color="#000000" fo:font-size="9.75pt" fo:letter-spacing="normal" fo:font-style="normal" fo:font-weight="normal"/>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fo:font-style="normal" style:font-style-asian="normal" style:font-style-complex="normal"/>
    </style:style>
    <style:style style:name="P23" style:family="paragraph" style:parent-style-name="Text_20_body" style:list-style-name="L6"/>
    <style:style style:name="T1" style:family="text">
      <style:text-properties fo:font-size="9.75pt" fo:font-style="normal" fo:font-weight="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846in" fo:text-indent="-0.25in" fo:margin-left="0.5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46in" fo:text-indent="-0.25in" fo:margin-left="0.8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46in" fo:text-indent="-0.25in" fo:margin-left="1.0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46in" fo:text-indent="-0.25in" fo:margin-left="1.3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46in" fo:text-indent="-0.25in" fo:margin-left="1.5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46in" fo:text-indent="-0.25in" fo:margin-left="1.8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46in" fo:text-indent="-0.25in" fo:margin-left="2.0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46in" fo:text-indent="-0.25in" fo:margin-left="2.3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46in" fo:text-indent="-0.25in" fo:margin-left="2.5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46in" fo:text-indent="-0.25in" fo:margin-left="2.8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Example syscache calls through the websocket interface:</text:h>
      <text:p text:style-name="Text_20_body">For up-to-date DB request options: send the “help [pkg/pbi/jail/search]” <text:s/>queries to have the syscache daemon return all the various options it currently supports. This document covers most of the common queries/replies though.</text:p>
      <text:p text:style-name="Text_20_body">Note: Whenever “&lt;jail&gt;” is used in a query below, that can either be replaced by “#system” to probe the local system, or a jail ID for looking within a particular jail on the system.</text:p>
      <text:h text:style-name="Heading_20_3" text:outline-level="3"><text:s/>- Authentication protocols</text:h>
      <text:p text:style-name="Text_20_body">Once a websocket connection is made to the server, the client needs to authenticate itself to obtain access to the syscache service. There are a couple of possible methods for authentication:</text:p>
      <text:p text:style-name="Text_20_body">-<text:span text:style-name="T2">JSON Request</text:span> – user/password login</text:p>
      <text:p text:style-name="Preformatted_20_Text">{</text:p>
      <text:p text:style-name="Preformatted_20_Text">"namespace" : "rpc",</text:p>
      <text:p text:style-name="Preformatted_20_Text">"name" : "auth",</text:p>
      <text:p text:style-name="Preformatted_20_Text">"id" : "sampleID",</text:p>
      <text:p text:style-name="Preformatted_20_Text">"args" : { </text:p>
      <text:p text:style-name="Preformatted_20_Text"><text:tab/>"username" : "myuser", </text:p>
      <text:p text:style-name="Preformatted_20_Text"><text:tab/>“password” : “mypassword” </text:p>
      <text:p text:style-name="Preformatted_20_Text"><text:tab/>}</text:p>
      <text:p text:style-name="Preformatted_20_Text">}</text:p>
      <text:p text:style-name="Preformatted_20_Text"/>
      <text:p text:style-name="Standard">-<text:span text:style-name="T2">JSON Request</text:span> – pre-saved token authentication (note that a token is invalidated after 5 minutes of user inactivity)</text:p>
      <text:p text:style-name="Preformatted_20_Text">{</text:p>
      <text:p text:style-name="Preformatted_20_Text">"namespace" : "rpc",</text:p>
      <text:p text:style-name="Preformatted_20_Text">"name" : "auth_token",</text:p>
      <text:p text:style-name="Preformatted_20_Text">"id" : "sampleID",</text:p>
      <text:p text:style-name="Preformatted_20_Text">"args" : { </text:p>
      <text:p text:style-name="Preformatted_20_Text"><text:tab/>"token" : "MySavedAuthToken"</text:p>
      <text:p text:style-name="Preformatted_20_Text"><text:tab/>}</text:p>
      <text:p text:style-name="Preformatted_20_Text">}</text:p>
      <text:p text:style-name="Preformatted_20_Text"/>
      <text:p text:style-name="Text_20_body">-<text:span text:style-name="T2">JSON Reply</text:span> (valid authentication)</text:p>
      <text:p text:style-name="Text_20_body"><text:tab/>NOTE: <text:s/>The first element of the “args” array is the authentication token for use later as necessary, while the second element is the number of seconds for which that token is valid (reset after every successful communication with the websocket) – in this case it is set to 5 minutes of inactivity before the token is invalidated. Also note: the websocket server is currently set to close any connection to a client after 10 minutes of inactivity.</text:p>
      <text:p text:style-name="P2">{</text:p>
      <text:p text:style-name="P5"><text:s text:c="4"/><text:span text:style-name="T1">"args": [</text:span></text:p>
      <text:p text:style-name="P5"><text:soft-page-break/><text:s text:c="8"/><text:span text:style-name="T1">"SampleAuthenticationToken",</text:span></text:p>
      <text:p text:style-name="P5"><text:s text:c="8"/><text:span text:style-name="T1">300</text:span></text:p>
      <text:p text:style-name="P5"><text:s text:c="4"/><text:span text:style-name="T1">],</text:span></text:p>
      <text:p text:style-name="P5"><text:s text:c="4"/><text:span text:style-name="T1">"id": "sampleID",</text:span></text:p>
      <text:p text:style-name="P5"><text:s text:c="4"/><text:span text:style-name="T1">"name": "response",</text:span></text:p>
      <text:p text:style-name="P5"><text:s text:c="4"/><text:span text:style-name="T1">"namespace": "rpc"</text:span></text:p>
      <text:p text:style-name="P6">}</text:p>
      <text:p text:style-name="P6"/>
      <text:p text:style-name="Text_20_body">-<text:span text:style-name="T2">JSON Reply</text:span> (invalid authentication – this may also happen for any type of system request if the user session timed out due to inactivity)</text:p>
      <text:p text:style-name="P3">{</text:p>
      <text:p text:style-name="P5"><text:s text:c="4"/><text:span text:style-name="T1">"args": {</text:span></text:p>
      <text:p text:style-name="P5"><text:s text:c="8"/><text:span text:style-name="T1">"code": 401,</text:span></text:p>
      <text:p text:style-name="P5"><text:s text:c="8"/><text:span text:style-name="T1">"message": "Unauthorized"</text:span></text:p>
      <text:p text:style-name="P5"><text:s text:c="4"/><text:span text:style-name="T1">},</text:span></text:p>
      <text:p text:style-name="P5"><text:s text:c="4"/><text:span text:style-name="T1">"id": "sampleID",</text:span></text:p>
      <text:p text:style-name="P5"><text:s text:c="4"/><text:span text:style-name="T1">"name": "error",</text:span></text:p>
      <text:p text:style-name="P5"><text:s text:c="4"/><text:span text:style-name="T1">"namespace": "rpc"</text:span></text:p>
      <text:p text:style-name="P6">}</text:p>
      <text:p text:style-name="Preformatted_20_Text"/>
      <text:h text:style-name="Heading_20_3" text:outline-level="3"><text:s/>- General syscache system information/summaries</text:h>
      <text:p text:style-name="Text_20_body">For a query of the syscache information daemon, the “name” field of the input JSON object needs to be set to “syscache”. </text:p>
      <text:p text:style-name="Text_20_body">Note: The “app-summary” and “cage-summary” options are specifically designed for getting enough information for lots of small app icons in fewer syscache requests. </text:p>
      <text:list xml:id="list7122513977520924867" text:style-name="L2">
        <text:list-item>
          <text:p text:style-name="P17">The “app-summary” return array is: [pkg origin, name, version, icon path, rating (out of 5), type, comment, config dir, isInstalled, canRemove].</text:p>
        </text:list-item>
        <text:list-item>
          <text:p text:style-name="P17">The “cage-summary” return array is: [origin, name, icon, architecture, FreeBSD version].</text:p>
        </text:list-item>
      </text:list>
      <text:p text:style-name="Text_20_body">List of possible input queries for general system information:</text:p>
      <text:list xml:id="list7631134470128863727" text:style-name="L3">
        <text:list-item>
          <text:p text:style-name="P18">startsync: Manually start a system information sync (usually unnecessary) </text:p>
        </text:list-item>
        <text:list-item>
          <text:p text:style-name="P18">needsreboot: [true/false] Check if the system needs to reboot to finish updates </text:p>
        </text:list-item>
        <text:list-item>
          <text:p text:style-name="P18">isupdating: [true/false] Check if the system is currently performing updates </text:p>
        </text:list-item>
        <text:list-item>
          <text:p text:style-name="P18">hasupdates: [true/false] Check if system updates are available </text:p>
        </text:list-item>
        <text:list-item>
          <text:p text:style-name="P18">updatelog: Raw text output from the check for system updates </text:p>
        </text:list-item>
        <text:list-item>
          <text:p text:style-name="P18">hasmajorupdates: [true/false] Check if FreeBSD system updates are available </text:p>
        </text:list-item>
        <text:list-item>
          <text:p text:style-name="P18">majorupdatelog: Details about the major update(s)</text:p>
        </text:list-item>
        <text:list-item>
          <text:p text:style-name="P18"><text:soft-page-break/>hassecurityupdates: [true/false] Check if FreeBSD security updates are available </text:p>
        </text:list-item>
        <text:list-item>
          <text:p text:style-name="P18">securityupdatelog: Details about any security update(s)</text:p>
        </text:list-item>
        <text:list-item>
          <text:p text:style-name="P18">haspcbsdupdates: [true/false] Check if any PC-BSD hotfixes are available </text:p>
        </text:list-item>
        <text:list-item>
          <text:p text:style-name="P18">pcbsdupdatelog: Details about any PC-BSD hotfixes</text:p>
        </text:list-item>
        <text:list-item>
          <text:p text:style-name="P18">&lt;jail&gt; app-summary &lt;pkg origin&gt;: Summary of info for an application</text:p>
        </text:list-item>
        <text:list-item>
          <text:p text:style-name="P18">cage-summary &lt;origin&gt;: Summary of info for a PBI cage</text:p>
        </text:list-item>
      </text:list>
      <text:p text:style-name="Text_20_body"/>
      <text:p text:style-name="Text_20_body">-<text:span text:style-name="T2">JSON Request</text:span></text:p>
      <text:p text:style-name="P3">{</text:p>
      <text:p text:style-name="P6">"namespace" : "rpc",</text:p>
      <text:p text:style-name="P6">"name" : "syscache",</text:p>
      <text:p text:style-name="P6">"id" : "someUniqueID",</text:p>
      <text:p text:style-name="P6">"args" : ["needsreboot", "hasupdates", "updatelog", "#system app-summary mail/thunderbird", "cage-summary multimedia/plexmediaserver"]</text:p>
      <text:p text:style-name="P6">}</text:p>
      <text:p text:style-name="P4"/>
      <text:p text:style-name="Text_20_body">-<text:span text:style-name="T2">JSON Reply</text:span></text:p>
      <text:p text:style-name="P3">{</text:p>
      <text:p text:style-name="P5"><text:s text:c="4"/><text:span text:style-name="T1">"args": {</text:span></text:p>
      <text:p text:style-name="P5"><text:s text:c="8"/><text:span text:style-name="T1">"#system app-summary mail/thunderbird": [</text:span></text:p>
      <text:p text:style-name="P5"><text:s text:c="12"/><text:span text:style-name="T1">"mail/thunderbird",</text:span></text:p>
      <text:p text:style-name="P5"><text:s text:c="12"/><text:span text:style-name="T1">"Thunderbird",</text:span></text:p>
      <text:p text:style-name="P5"><text:s text:c="12"/><text:span text:style-name="T1">"38.2.0_1",</text:span></text:p>
      <text:p text:style-name="P5"><text:s text:c="12"/><text:span text:style-name="T1">"/var/db/pbi/index/mail/thunderbird/icon.png",</text:span></text:p>
      <text:p text:style-name="P5"><text:s text:c="12"/><text:span text:style-name="T1">"5.00",</text:span></text:p>
      <text:p text:style-name="P5"><text:s text:c="12"/><text:span text:style-name="T1">"Graphical",</text:span></text:p>
      <text:p text:style-name="P5"><text:s text:c="12"/><text:span text:style-name="T1">"Mozilla Thunderbird is standalone mail and news that stands above ",</text:span></text:p>
      <text:p text:style-name="P5"><text:s text:c="12"/><text:span text:style-name="T1">"/var/db/pbi/index/mail/thunderbird",</text:span></text:p>
      <text:p text:style-name="P5"><text:s text:c="12"/><text:span text:style-name="T1">"true",</text:span></text:p>
      <text:p text:style-name="P5"><text:s text:c="12"/><text:span text:style-name="T1">"true"</text:span></text:p>
      <text:p text:style-name="P5"><text:s text:c="8"/><text:span text:style-name="T1">],</text:span></text:p>
      <text:p text:style-name="P5"><text:s text:c="8"/><text:span text:style-name="T1">"cage-summary multimedia/plexmediaserver": [</text:span></text:p>
      <text:p text:style-name="P5"><text:s text:c="12"/><text:span text:style-name="T1">"multimedia/plexmediaserver",</text:span></text:p>
      <text:p text:style-name="P5"><text:s text:c="12"/><text:span text:style-name="T1">"Plex Media Server",</text:span></text:p>
      <text:p text:style-name="P5"><text:s text:c="12"/><text:span text:style-name="T1">"/var/db/pbi/cage-index/multimedia/plexmediaserver/icon.png",</text:span></text:p>
      <text:p text:style-name="P5"><text:s text:c="12"/><text:span text:style-name="T1">"amd64",</text:span></text:p>
      <text:p text:style-name="P5"><text:s text:c="12"/><text:span text:style-name="T1">"10.1-RELEASE"</text:span></text:p>
      <text:p text:style-name="P5"><text:s text:c="8"/><text:span text:style-name="T1">],</text:span></text:p>
      <text:p text:style-name="P5"><text:s text:c="8"/><text:span text:style-name="T1">"hasupdates": "false",</text:span></text:p>
      <text:p text:style-name="P5"><text:s text:c="8"/><text:span text:style-name="T1">"needsreboot": "false",</text:span></text:p>
      <text:p text:style-name="P5"><text:s text:c="8"/><text:span text:style-name="T1">"updatelog": "Checking for FreeBSD updates...&lt;br&gt;Your system is up to date!"</text:span></text:p>
      <text:p text:style-name="P5"><text:s text:c="4"/><text:span text:style-name="T1">},</text:span></text:p>
      <text:p text:style-name="P5"><text:soft-page-break/><text:s text:c="4"/><text:span text:style-name="T1">"id": "someUniqueID",</text:span></text:p>
      <text:p text:style-name="P5"><text:s text:c="4"/><text:span text:style-name="T1">"name": "response",</text:span></text:p>
      <text:p text:style-name="P5"><text:s text:c="4"/><text:span text:style-name="T1">"namespace": "rpc"</text:span></text:p>
      <text:p text:style-name="P6">}</text:p>
      <text:h text:style-name="Heading_20_3" text:outline-level="3"><text:s/>- PBI database queries/examples</text:h>
      <text:list xml:id="list4843859528444559014" text:style-name="L4">
        <text:list-item>
          <text:p text:style-name="P19">List Queries: “pbi list &lt;info&gt;” where &lt;info&gt; can be: “[all/server/graphical/text]apps”, “[all/server/graphical/text]cats”, or “cages”</text:p>
        </text:list-item>
        <text:list-item>
          <text:p text:style-name="P19">App Queries: “pbi app &lt;pkg origin&gt; &lt;info&gt;” where &lt;info&gt; can be: “author”, “category”, “confdir”, “dependencies”, “origin”, “plugins, “rating”, “relatedapps”, “screenshots”, “type”, “tags”, “comment”, “description”, “license”, “maintainer”, “name”, “options”, or “website”</text:p>
        </text:list-item>
        <text:list-item>
          <text:p text:style-name="P19">Cage Queries: “pbi cage &lt;origin&gt; &lt;info&gt;” where &lt;info&gt; can be: “icon”, “name”, “description”, “arch” fbsdver”, “git”, “gitbranch”, “screenshots”, “tags”, “website”</text:p>
        </text:list-item>
        <text:list-item>
          <text:p text:style-name="P19">Category Queries: “pbi cat &lt;pkg category&gt; &lt;info&gt;</text:p>
        </text:list-item>
      </text:list>
      <text:p text:style-name="Text_20_body">-<text:span text:style-name="T2">JSON Query</text:span></text:p>
      <text:p text:style-name="P2">{</text:p>
      <text:p text:style-name="P6">"namespace" : "rpc",</text:p>
      <text:p text:style-name="P6">"name" : "syscache",</text:p>
      <text:p text:style-name="P6">"id" : "someUniqueID",</text:p>
      <text:p text:style-name="P6">"args" : ["pbi list graphicalapps", "pbi list cages", "pbi app www/firefox author", "pbi app www/firefox category", "pbi list graphicalcats" ]</text:p>
      <text:p text:style-name="P6">}</text:p>
      <text:p text:style-name="P6"/>
      <text:p text:style-name="P7">-JSON Reply</text:p>
      <text:p text:style-name="P3">{</text:p>
      <text:p text:style-name="P5"><text:s text:c="4"/><text:span text:style-name="T1">"args": {</text:span></text:p>
      <text:p text:style-name="P5"><text:s text:c="8"/><text:span text:style-name="T1">"pbi app www/firefox author": "Mozilla",</text:span></text:p>
      <text:p text:style-name="P5"><text:s text:c="8"/><text:span text:style-name="T1">"pbi app www/firefox category": "Web",</text:span></text:p>
      <text:p text:style-name="P5"><text:s text:c="8"/><text:span text:style-name="T1">"pbi list cages": [</text:span></text:p>
      <text:p text:style-name="P5"><text:s text:c="12"/><text:span text:style-name="T1">"archivers/elephantdrive",</text:span></text:p>
      <text:p text:style-name="P5"><text:s text:c="12"/><text:span text:style-name="T1">"multimedia/plexmediaserver"</text:span></text:p>
      <text:p text:style-name="P5"><text:s text:c="8"/><text:span text:style-name="T1">],</text:span></text:p>
      <text:p text:style-name="P5"><text:s text:c="8"/><text:span text:style-name="T1">"pbi list graphicalapps": [</text:span></text:p>
      <text:p text:style-name="P5"><text:s text:c="12"/><text:span text:style-name="T1">"math/R",</text:span></text:p>
      <text:p text:style-name="P5"><text:s text:c="12"/><text:span text:style-name="T1">"www/WebMagick",</text:span></text:p>
      <text:p text:style-name="P5"><text:s text:c="12"/><text:span text:style-name="T1">"editors/abiword",</text:span></text:p>
      <text:p text:style-name="P5"><text:s text:c="12"/><text:span text:style-name="T1">"audio/abraca",</text:span></text:p>
      <text:p text:style-name="Standard"><text:s text:c="6"/><text:span text:style-name="T1">(SHORTENED FOR BREVITY – THIS IS USUALLY QUITE LONG)</text:span></text:p>
      <text:p text:style-name="P5"><text:s text:c="12"/><text:span text:style-name="T1">"x11/zenity",</text:span></text:p>
      <text:p text:style-name="P5"><text:s text:c="12"/><text:span text:style-name="T1">"security/zenmap",</text:span></text:p>
      <text:p text:style-name="P5"><text:s text:c="12"/><text:span text:style-name="T1">"games/zephulor",</text:span></text:p>
      <text:p text:style-name="P5"><text:s text:c="12"/><text:span text:style-name="T1">"www/zope213"</text:span></text:p>
      <text:p text:style-name="P5"><text:soft-page-break/><text:s text:c="8"/><text:span text:style-name="T1">],</text:span></text:p>
      <text:p text:style-name="P5"><text:s text:c="8"/><text:span text:style-name="T1">"pbi list graphicalcats": [</text:span></text:p>
      <text:p text:style-name="P5"><text:s text:c="12"/><text:span text:style-name="T1">"accessibility",</text:span></text:p>
      <text:p text:style-name="P5"><text:s text:c="12"/><text:span text:style-name="T1">"archivers",</text:span></text:p>
      <text:p text:style-name="P5"><text:s text:c="12"/><text:span text:style-name="T1">"astro",</text:span></text:p>
      <text:p text:style-name="P5"><text:s text:c="12"/><text:span text:style-name="T1">"audio",</text:span></text:p>
      <text:p text:style-name="Standard"><text:span text:style-name="T1"><text:s text:c="8"/>(SHORTENED FOR BREVITY – THIS IS USUALLY QUITE LONG)<text:tab/></text:span></text:p>
      <text:p text:style-name="P5"><text:s text:c="12"/><text:span text:style-name="T1">"x11-themes",</text:span></text:p>
      <text:p text:style-name="P5"><text:s text:c="12"/><text:span text:style-name="T1">"x11-toolkits",</text:span></text:p>
      <text:p text:style-name="P5"><text:s text:c="12"/><text:span text:style-name="T1">"x11-wm"</text:span></text:p>
      <text:p text:style-name="P5"><text:s text:c="8"/><text:span text:style-name="T1">]</text:span></text:p>
      <text:p text:style-name="P5"><text:s text:c="4"/><text:span text:style-name="T1">},</text:span></text:p>
      <text:p text:style-name="P5"><text:s text:c="4"/><text:span text:style-name="T1">"id": "someUniqueID",</text:span></text:p>
      <text:p text:style-name="P5"><text:s text:c="4"/><text:span text:style-name="T1">"name": "response",</text:span></text:p>
      <text:p text:style-name="P5"><text:s text:c="4"/><text:span text:style-name="T1">"namespace": "rpc"</text:span></text:p>
      <text:p text:style-name="P6">}</text:p>
      <text:p text:style-name="Preformatted_20_Text"/>
      <text:h text:style-name="Heading_20_3" text:outline-level="3">- PBI Category information retrieval</text:h>
      <text:p text:style-name="Text_20_body">-JSON Query</text:p>
      <text:p text:style-name="P3">{</text:p>
      <text:p text:style-name="P6">"namespace" : "rpc",</text:p>
      <text:p text:style-name="P6">"name" : "syscache",</text:p>
      <text:p text:style-name="P6">"id" : "someUniqueID",</text:p>
      <text:p text:style-name="P6">"args" : ["pbi cat www name", "pbi cat www icon", "pbi cat www comment", "pbi cat www origin" ]</text:p>
      <text:p text:style-name="P6">}</text:p>
      <text:p text:style-name="P6"/>
      <text:p text:style-name="P1">-JSON Reply</text:p>
      <text:p text:style-name="P3">{</text:p>
      <text:p text:style-name="P5"><text:s text:c="4"/><text:span text:style-name="T1">"args": {</text:span></text:p>
      <text:p text:style-name="P5"><text:s text:c="8"/><text:span text:style-name="T1">"pbi cat www comment": "Web browsers, and other applications used for the web such as RSS readers",</text:span></text:p>
      <text:p text:style-name="P5"><text:s text:c="8"/><text:span text:style-name="T1">"pbi cat www icon": "/var/db/pbi/index/PBI-cat-icons/www.png",</text:span></text:p>
      <text:p text:style-name="P5"><text:s text:c="8"/><text:span text:style-name="T1">"pbi cat www name": "Web",</text:span></text:p>
      <text:p text:style-name="P5"><text:s text:c="8"/><text:span text:style-name="T1">"pbi cat www origin": "www"</text:span></text:p>
      <text:p text:style-name="P5"><text:s text:c="4"/><text:span text:style-name="T1">},</text:span></text:p>
      <text:p text:style-name="P5"><text:s text:c="4"/><text:span text:style-name="T1">"id": "someUniqueID",</text:span></text:p>
      <text:p text:style-name="P5"><text:s text:c="4"/><text:span text:style-name="T1">"name": "response",</text:span></text:p>
      <text:p text:style-name="P5"><text:s text:c="4"/><text:span text:style-name="T1">"namespace": "rpc"</text:span></text:p>
      <text:p text:style-name="P6">}</text:p>
      <text:p text:style-name="Preformatted_20_Text"/>
      <text:h text:style-name="Heading_20_3" text:outline-level="3">- PBI cage examples</text:h>
      <text:list xml:id="list1226369200492013973" text:style-name="L1">
        <text:list-item>
          <text:p text:style-name="P16">DB Request format: “pbi cage &lt;origin&gt; &lt;info&gt;”</text:p>
        </text:list-item>
        <text:list-item>
          <text:p text:style-name="P16"><text:soft-page-break/>Possible &lt;info&gt;: “icon”, “name”, “description”, “arch”, “fbsdver”, “git”, “gitbranch”, “screenshots”, “tags”, “website”</text:p>
        </text:list-item>
      </text:list>
      <text:p text:style-name="Text_20_body">-JSON Query</text:p>
      <text:p text:style-name="P2">{</text:p>
      <text:p text:style-name="P6">"namespace" : "rpc",</text:p>
      <text:p text:style-name="P6">"name" : "syscache",</text:p>
      <text:p text:style-name="P6">"id" : "someUniqueID",</text:p>
      <text:p text:style-name="P6">"args" : ["pbi cage multimedia/plexmediaserver tags", "pbi cage multimedia/plexmediaserver website", "pbi cage multimedia/plexmediaserver description", "pbi cage multimedia/plexmediaserver name"]</text:p>
      <text:p text:style-name="P6">}</text:p>
      <text:p text:style-name="P4"/>
      <text:p text:style-name="Standard">-JSON Reply</text:p>
      <text:p text:style-name="P3">{</text:p>
      <text:p text:style-name="P5"><text:s text:c="4"/><text:span text:style-name="T1">"args": {</text:span></text:p>
      <text:p text:style-name="P5"><text:s text:c="8"/><text:span text:style-name="T1">"pbi cage multimedia/plexmediaserver description": "Plex stores all of your audio, video, and photo files in your free Plex Media Server so you can access them from all your devices and stream from anywhere.",</text:span></text:p>
      <text:p text:style-name="P5"><text:s text:c="8"/><text:span text:style-name="T1">"pbi cage multimedia/plexmediaserver name": "Plex Media Server",</text:span></text:p>
      <text:p text:style-name="P5"><text:s text:c="8"/><text:span text:style-name="T1">"pbi cage multimedia/plexmediaserver tags": "streaming, multimedia, server",</text:span></text:p>
      <text:p text:style-name="P5"><text:s text:c="8"/><text:span text:style-name="T1">"pbi cage multimedia/plexmediaserver website": "https://plex.tv"</text:span></text:p>
      <text:p text:style-name="P5"><text:s text:c="4"/><text:span text:style-name="T1">},</text:span></text:p>
      <text:p text:style-name="P5"><text:s text:c="4"/><text:span text:style-name="T1">"id": "someUniqueID",</text:span></text:p>
      <text:p text:style-name="P5"><text:s text:c="4"/><text:span text:style-name="T1">"name": "response",</text:span></text:p>
      <text:p text:style-name="P5"><text:s text:c="4"/><text:span text:style-name="T1">"namespace": "rpc"</text:span></text:p>
      <text:p text:style-name="P6">}</text:p>
      <text:p text:style-name="Text_20_body"/>
      <text:h text:style-name="Heading_20_3" text:outline-level="3">-PKG Database Information</text:h>
      <text:list xml:id="list5546761976607506523" text:style-name="L5">
        <text:list-item>
          <text:p text:style-name="P20">General Queries: “pkg &lt;jail&gt; &lt;info&gt;” where &lt;info&gt; can be: “remotelist”, “installedlist”, “hasupdates” (true/false returned), or “updatemessage”.</text:p>
        </text:list-item>
        <text:list-item>
          <text:p text:style-name="P20">Individual pkg queries: “pkg &lt;jail&gt; &lt;local/remote&gt; &lt;pkg origin&gt; &lt;info&gt;”</text:p>
          <text:list>
            <text:list-item>
              <text:p text:style-name="P20">Note: “local” is used for installed applications, while “remote” is for information available on the global repository (and might not match what is currently installed)</text:p>
            </text:list-item>
            <text:list-item>
              <text:p text:style-name="P20">&lt;info&gt; may be: “origin”, “name”, “version”, “maintainer”, “comment”, “description”, “website”, “size”, “arch”, “message”, “dependencies”, “rdependencies”, “categories”, “options”, “license”</text:p>
            </text:list-item>
            <text:list-item>
              <text:p text:style-name="P20">For “local” pkgs, there are some additional &lt;info&gt; options: “timestamp”, “isOrphan”, “isLocked”, “files”, “users”, and “groups”</text:p>
            </text:list-item>
          </text:list>
        </text:list-item>
      </text:list>
      <text:p text:style-name="Text_20_body"/>
      <text:p text:style-name="P21"><text:soft-page-break/>-JSON Query</text:p>
      <text:p text:style-name="P13">{</text:p>
      <text:p text:style-name="P6">"namespace" : "rpc",</text:p>
      <text:p text:style-name="P6">"name" : "syscache",</text:p>
      <text:p text:style-name="P6">"id" : "someUniqueID",</text:p>
      <text:p text:style-name="P6">"args" : ["pkg #system installedlist", "pkg #system local mail/thunderbird version", "pkg #system remote mail/thunderbird version", "pkg #system local mail/thunderbird files" ]</text:p>
      <text:p text:style-name="P6">}</text:p>
      <text:p text:style-name="P4"/>
      <text:p text:style-name="P7">-JSON Reply</text:p>
      <text:p text:style-name="P3">{</text:p>
      <text:p text:style-name="P5"><text:s text:c="4"/><text:span text:style-name="T1">"args": {</text:span></text:p>
      <text:p text:style-name="P5"><text:s text:c="8"/><text:span text:style-name="T1">"pkg #system installedlist": [</text:span></text:p>
      <text:p text:style-name="P5"><text:s text:c="12"/><text:span text:style-name="T1">"graphics/ImageMagick",</text:span></text:p>
      <text:p text:style-name="P5"><text:s text:c="12"/><text:span text:style-name="T1">"devel/ORBit2",</text:span></text:p>
      <text:p text:style-name="P5"><text:s text:c="12"/><text:span text:style-name="T1">"graphics/OpenEXR",</text:span></text:p>
      <text:p text:style-name="P8"><text:span text:style-name="T1"><text:tab/>(SHORTENED FOR BREVITY – THIS GETS QUITE LONG)</text:span></text:p>
      <text:p text:style-name="P5"><text:s text:c="12"/><text:span text:style-name="T1">"archivers/zip",</text:span></text:p>
      <text:p text:style-name="P5"><text:s text:c="12"/><text:span text:style-name="T1">"devel/zziplib"</text:span></text:p>
      <text:p text:style-name="P5"><text:s text:c="8"/><text:span text:style-name="T1">],</text:span></text:p>
      <text:p text:style-name="P5"><text:s text:c="8"/><text:span text:style-name="T1">"pkg #system local mail/thunderbird files": [</text:span></text:p>
      <text:p text:style-name="P5"><text:s text:c="12"/><text:span text:style-name="T1">"/usr/local/bin/thunderbird",</text:span></text:p>
      <text:p text:style-name="P5"><text:s text:c="12"/><text:span text:style-name="T1">"/usr/local/lib/thunderbird/application.ini",</text:span></text:p>
      <text:p text:style-name="P5"><text:s text:c="12"/><text:span text:style-name="T1">"/usr/local/lib/thunderbird/blocklist.xml",</text:span></text:p>
      <text:p text:style-name="P5"><text:s text:c="12"/><text:span text:style-name="T1">"/usr/local/lib/thunderbird/chrome.manifest",</text:span></text:p>
      <text:p text:style-name="Standard"><text:span text:style-name="T1"><text:tab/>(SHORTENED FOR BREVITY – THIS GETS QUITE LONG)</text:span></text:p>
      <text:p text:style-name="P5"><text:s text:c="12"/><text:span text:style-name="T1">"/usr/local/share/applications/thunderbird.desktop",</text:span></text:p>
      <text:p text:style-name="P5"><text:s text:c="12"/><text:span text:style-name="T1">"/usr/local/share/pixmaps/thunderbird.png"</text:span></text:p>
      <text:p text:style-name="P5"><text:s text:c="8"/><text:span text:style-name="T1">],</text:span></text:p>
      <text:p text:style-name="P5"><text:s text:c="8"/><text:span text:style-name="T1">"pkg #system local mail/thunderbird version": "38.2.0_1",</text:span></text:p>
      <text:p text:style-name="P5"><text:s text:c="8"/><text:span text:style-name="T1">"pkg #system remote mail/thunderbird version": "38.2.0_1"</text:span></text:p>
      <text:p text:style-name="P5"><text:s text:c="4"/><text:span text:style-name="T1">},</text:span></text:p>
      <text:p text:style-name="P5"><text:s text:c="4"/><text:span text:style-name="T1">"id": "someUniqueID",</text:span></text:p>
      <text:p text:style-name="P5"><text:s text:c="4"/><text:span text:style-name="T1">"name": "response",</text:span></text:p>
      <text:p text:style-name="P5"><text:s text:c="4"/><text:span text:style-name="T1">"namespace": "rpc"</text:span></text:p>
      <text:p text:style-name="P6">}</text:p>
      <text:p text:style-name="P22"/>
      <text:h text:style-name="Heading_20_3" text:outline-level="3"><text:s/>- Search Capabilities</text:h>
      <text:p text:style-name="Text_20_body">Query Syntax: “&lt;pkg/pbi&gt; search &lt;search term&gt; [&lt;pkg jail&gt;/&lt;pbi filter&gt;] [result minimum]</text:p>
      <text:list xml:id="list4124342354835058237" text:style-name="L6">
        <text:list-item>
          <text:p text:style-name="P23">The search always returns an array of &lt;pkg origin&gt;, organized in order of priority (first element is highest priority, last element is the lowest priority).</text:p>
        </text:list-item>
        <text:list-item>
          <text:p text:style-name="P23"><text:soft-page-break/>“pbi” probes the PBI database of end-user applications (independent of what is actually available/installed), whereas “pkg” searches all available/installed packages (whether they are designed for end-users or not).</text:p>
        </text:list-item>
        <text:list-item>
          <text:p text:style-name="P23">The “&lt;pkg jail&gt;” option may only be used for pkg searches, and corresponds to normal &lt;jail&gt; syntax (“#system” or jail ID). If it is not supplied, it assumes a search for the local system (#system).</text:p>
        </text:list-item>
        <text:list-item>
          <text:p text:style-name="P23">The “&lt;pbi filter&gt;” option may only be used for PBI searches to restrict the type of application being looked for, and may be: “all” “[not]graphical”, “[not]server”, and “[not]text”. The default value is “all” (if that option is not supplied).</text:p>
        </text:list-item>
        <text:list-item>
          <text:p text:style-name="P23">The “result minimum” is the number of results the search should try to return (10 by default). The search is done by putting all the apps into various “priority groups”, and only the highest-priority groups which result in the minimum desired results will be used. For example: if the search comes up with grouping of 3-highest priority, 5-medium priority, and 20-low priority, then a minimum search of 2 will only return the “highest” priority group, a minimum search of 4 will return the highest <text:span text:style-name="T4">and</text:span> medium priority groups, and a minimum of 9+ will result in all the groups getting returned. </text:p>
        </text:list-item>
      </text:list>
      <text:p text:style-name="Text_20_body"/>
      <text:p text:style-name="P21">-JSON Query</text:p>
      <text:p text:style-name="P14"><text:span text:style-name="T5">{</text:span></text:p>
      <text:p text:style-name="P6">"namespace" : "rpc",</text:p>
      <text:p text:style-name="P6">"name" : "syscache",</text:p>
      <text:p text:style-name="P6">"id" : "someUniqueID",</text:p>
      <text:p text:style-name="P6">"args" : ["pbi search \"thun\" ", "pbi search \"thun\" text", "pkg search \"thun\""]</text:p>
      <text:p text:style-name="P6">}</text:p>
      <text:p text:style-name="P21"><text:span text:style-name="T3"/></text:p>
      <text:p text:style-name="P21">-JSON Reply</text:p>
      <text:p text:style-name="P14"><text:span text:style-name="T5">{</text:span></text:p>
      <text:p text:style-name="P5"><text:s text:c="4"/><text:span text:style-name="T1">"args": {</text:span></text:p>
      <text:p text:style-name="P5"><text:s text:c="8"/><text:span text:style-name="T1">"pbi search \"thun\" ": [</text:span></text:p>
      <text:p text:style-name="P5"><text:s text:c="12"/><text:span text:style-name="T1">"x11-fm/thunar",</text:span></text:p>
      <text:p text:style-name="P5"><text:s text:c="12"/><text:span text:style-name="T1">"mail/thunderbird",</text:span></text:p>
      <text:p text:style-name="P5"><text:s text:c="12"/><text:span text:style-name="T1">"www/thundercache",</text:span></text:p>
      <text:p text:style-name="P5"><text:s text:c="12"/><text:span text:style-name="T1">"www/thundersnarf",</text:span></text:p>
      <text:p text:style-name="P5"><text:s text:c="12"/><text:span text:style-name="T1">"x11/alltray",</text:span></text:p>
      <text:p text:style-name="P5"><text:s text:c="12"/><text:span text:style-name="T1">"deskutils/gbirthday",</text:span></text:p>
      <text:p text:style-name="P5"><text:s text:c="12"/><text:span text:style-name="T1">"audio/gtkpod",</text:span></text:p>
      <text:p text:style-name="P5"><text:s text:c="12"/><text:span text:style-name="T1">"www/libxul"</text:span></text:p>
      <text:p text:style-name="P5"><text:s text:c="8"/><text:span text:style-name="T1">],</text:span></text:p>
      <text:p text:style-name="P5"><text:s text:c="8"/><text:span text:style-name="T1">"pbi search \"thun\" text": "www/thundersnarf",</text:span></text:p>
      <text:p text:style-name="P5"><text:s text:c="8"/><text:span text:style-name="T1">"pkg search \"thun\"": " "</text:span></text:p>
      <text:p text:style-name="P5"><text:soft-page-break/><text:s text:c="4"/><text:span text:style-name="T1">},</text:span></text:p>
      <text:p text:style-name="P5"><text:s text:c="4"/><text:span text:style-name="T1">"id": "someUniqueID",</text:span></text:p>
      <text:p text:style-name="P5"><text:s text:c="4"/><text:span text:style-name="T1">"name": "response",</text:span></text:p>
      <text:p text:style-name="P5"><text:s text:c="4"/><text:span text:style-name="T1">"namespace": "rpc"</text:span></text:p>
      <text:p text:style-name="P6">}</text:p>
      <text:p text:style-name="P2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Noto Sans2" svg:font-family="'Noto Sans'" style:font-family-generic="swiss"/>
    <style:font-face style:name="Droid Sans Mono" svg:font-family="'Droid Sans Mono'" style:font-family-generic="modern" style:font-pitch="fixed"/>
    <style:font-face style:name="Noto Serif" svg:font-family="'Noto Serif'"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Noto Sans1" svg:font-family="'Noto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oto Serif" fo:font-size="12pt" fo:language="en" fo:country="US" style:letter-kerning="true" style:font-name-asian="Droid Sans Fallback" style:font-size-asian="12pt" style:language-asian="zh" style:country-asian="CN" style:font-name-complex="Noto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oto Sans" fo:font-size="14pt" style:font-name-asian="Droid Sans Fallback" style:font-size-asian="14pt" style:font-name-complex="Noto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Noto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Noto Sans2" style:font-size-complex="12pt" style:font-style-complex="italic"/>
    </style:style>
    <style:style style:name="Index" style:family="paragraph" style:parent-style-name="Standard" style:class="index">
      <style:paragraph-properties text:number-lines="false" text:line-number="0"/>
      <style:text-properties style:font-name-complex="Noto Sans2"/>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Mono" style:font-size-asian="10pt" style:font-name-complex="Droid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28T12:17:16</meta:creation-date>
    <meta:editing-duration>P0D</meta:editing-duration>
    <meta:editing-cycles>1</meta:editing-cycles>
    <meta:generator>OpenOffice/4.1.1$FreeBSD/amd64 OpenOffice.org_project/411m6$Build-9775</meta:generator>
    <meta:document-statistic meta:table-count="0" meta:image-count="0" meta:object-count="0" meta:page-count="9" meta:paragraph-count="264" meta:word-count="1495" meta:character-count="11924"/>
  </office:meta>
</office:document-meta>
</file>